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6c3d" officeooo:paragraph-rsid="00166c3d"/>
    </style:style>
    <style:style style:name="P2" style:family="paragraph" style:parent-style-name="Standard">
      <style:paragraph-properties fo:text-align="center" style:justify-single-word="false"/>
      <style:text-properties officeooo:rsid="00166c3d" officeooo:paragraph-rsid="00166c3d"/>
    </style:style>
    <style:style style:name="P3" style:family="paragraph" style:parent-style-name="Standard">
      <style:paragraph-properties fo:text-align="start" style:justify-single-word="false"/>
      <style:text-properties officeooo:rsid="00166c3d" officeooo:paragraph-rsid="00166c3d"/>
    </style:style>
    <style:style style:name="P4" style:family="paragraph" style:parent-style-name="Standard">
      <style:paragraph-properties fo:text-align="start" style:justify-single-word="false"/>
      <style:text-properties officeooo:rsid="00166c3d" officeooo:paragraph-rsid="00166c3d"/>
    </style:style>
    <style:style style:name="T1" style:family="text">
      <style:text-properties officeooo:rsid="00185141"/>
    </style:style>
    <style:style style:name="T2" style:family="text">
      <style:text-properties officeooo:rsid="0019d3b6"/>
    </style:style>
    <style:style style:name="T3" style:family="text">
      <style:text-properties officeooo:rsid="001b0136"/>
    </style:style>
    <style:style style:name="T4" style:family="text">
      <style:text-properties officeooo:rsid="001bfc34"/>
    </style:style>
    <style:style style:name="T5" style:family="text">
      <style:text-properties officeooo:rsid="00226f66"/>
    </style:style>
    <style:style style:name="T6" style:family="text">
      <style:text-properties officeooo:rsid="00230a8e"/>
    </style:style>
    <style:style style:name="T7" style:family="text">
      <style:text-properties officeooo:rsid="0023aa1b"/>
    </style:style>
    <style:style style:name="T8" style:family="text">
      <style:text-properties officeooo:rsid="00255252"/>
    </style:style>
    <style:style style:name="T9" style:family="text">
      <style:text-properties officeooo:rsid="00271b2a"/>
    </style:style>
    <style:style style:name="T10" style:family="text">
      <style:text-properties officeooo:rsid="0028148c"/>
    </style:style>
    <style:style style:name="T11" style:family="text">
      <style:text-properties officeooo:rsid="00296bc0"/>
    </style:style>
    <style:style style:name="T12" style:family="text">
      <style:text-properties officeooo:rsid="002ae437"/>
    </style:style>
    <style:style style:name="T13" style:family="text">
      <style:text-properties officeooo:rsid="002af006"/>
    </style:style>
    <style:style style:name="T14" style:family="text">
      <style:text-properties officeooo:rsid="002b367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ruce Curtis</text:p>
      <text:p text:style-name="P1">CS 362</text:p>
      <text:p text:style-name="P1">Due: 06/05/2023</text:p>
      <text:p text:style-name="P1"/>
      <text:p text:style-name="P2">Group Project – <text:span text:style-name="T1">Portfolio Paper</text:span></text:p>
      <text:p text:style-name="P3"/>
      <text:p text:style-name="P3"><text:tab/>This <text:span text:style-name="T1">project has really opened my eyes to the usefulness of Continuous Integration and made me an eager proponent of it. While I have not used this approach before, I believe that </text:span><text:span text:style-name="T2">it will be an integral part of my career’s software development process. The Continuous Integration process </text:span><text:span text:style-name="T3">while it is new to </text:span><text:span text:style-name="T4">me</text:span><text:span text:style-name="T3">, has shown to be useful not only to myself, but also my team. </text:span><text:span text:style-name="T5">With some time and more </text:span><text:span text:style-name="T6">practice, I believe Continuous Integration will not only be more familiar to me, but also a </text:span><text:span text:style-name="T7">commonly used tool in my career.</text:span></text:p>
      <text:p text:style-name="P3"><text:tab/><text:span text:style-name="T7">In my previous projects, </text:span><text:span text:style-name="T8">even though I did well, I realize now that my efforts could have been improved with Continuous Integration. </text:span><text:span text:style-name="T9">M</text:span><text:span text:style-name="T10">y most notable </text:span><text:span text:style-name="T11">group </text:span><text:span text:style-name="T10">programming experience in this program was in CS 362 </text:span><text:span text:style-name="T11">where I provided a microservice </text:span><text:span text:style-name="T12">application for my partner’s project, and he did the same for mine. My project was a prime number generator that </text:span><text:span text:style-name="T13">returned a list of the prime numbers that were less than or equal to a random number between 10,000 and 100,000. This project hinged on quality communication with my partner, for both of us, since we worked in isolation from one another only sending the code back and forth with another via Discord when ready. </text:span><text:span text:style-name="T14">Unfortunately sometimes I would be tinkering with the microservice meant for partner and the code he used for his main application would be updated making my work need to be updated to. </text:span><text:span text:style-name="T13">I feel that this group project experience could have been improved by us using a shared reposi</text:span><text:span text:style-name="T14">t</text:span><text:span text:style-name="T13">ory so we could see what the latest versions we both had committed. </text:span><text:span text:style-name="T14">For my work project, my partner and I were tasked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4T00:23:08.300353679</meta:creation-date>
    <meta:editing-duration>PT44M38S</meta:editing-duration>
    <meta:editing-cycles>6</meta:editing-cycles>
    <meta:generator>LibreOffice/7.3.6.2$Linux_X86_64 LibreOffice_project/30$Build-2</meta:generator>
    <dc:date>2023-06-04T16:31:36.364279084</dc:date>
    <meta:document-statistic meta:table-count="0" meta:image-count="0" meta:object-count="0" meta:page-count="1" meta:paragraph-count="6" meta:word-count="290" meta:character-count="1649" meta:non-whitespace-character-count="1361"/>
  </office:meta>
</office:document-meta>
</file>